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officeooo:rsid="001497fa" officeooo:paragraph-rsid="001497fa"/>
    </style:style>
    <style:style style:name="P2" style:family="paragraph" style:parent-style-name="Standard">
      <style:paragraph-properties fo:text-align="start" style:justify-single-word="false"/>
      <style:text-properties style:font-name="Calibri" fo:font-size="10pt" officeooo:rsid="001497fa" officeooo:paragraph-rsid="001497f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officeooo:rsid="0015b155" officeooo:paragraph-rsid="0015b155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16be74" officeooo:paragraph-rsid="0016be74" style:font-size-asian="8.75pt" style:font-size-complex="10pt"/>
    </style:style>
    <style:style style:name="T1" style:family="text">
      <style:text-properties officeooo:rsid="0015b155"/>
    </style:style>
    <style:style style:name="T2" style:family="text">
      <style:text-properties officeooo:rsid="0015c159"/>
    </style:style>
    <style:style style:name="T3" style:family="text">
      <style:text-properties officeooo:rsid="00171736"/>
    </style:style>
    <style:style style:name="T4" style:family="text">
      <style:text-properties officeooo:rsid="001aaf50"/>
    </style:style>
    <style:style style:name="T5" style:family="text">
      <style:text-properties officeooo:rsid="001b3707"/>
    </style:style>
    <style:style style:name="T6" style:family="text">
      <style:text-properties officeooo:rsid="001cb8ee"/>
    </style:style>
    <style:style style:name="T7" style:family="text">
      <style:text-properties officeooo:rsid="001cb8f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ball Project Testing Report</text:p>
      <text:p text:style-name="P1"/>
      <text:p text:style-name="P2">The only issue I found is with the collision detection. When running the app, the ball frequently passes through a platform or has its velocity changed incorrectly.</text:p>
      <text:p text:style-name="P2">This appears to happen most often when the ball collides with an object either in the centre of the corner of the <text:span text:style-name="T3">square </text:span>object<text:span text:style-name="T3">s</text:span>.</text:p>
      <text:p text:style-name="P3">The former scenario is demonstrated when setting the parameters for the random velocity and rotation on lines <text:span text:style-name="T4">72</text:span> and <text:span text:style-name="T4">75</text:span> to (0,0).</text:p>
      <text:p text:style-name="P2">This seems to happen because the code incorrectly determines the closest child in the bounce_off_objects function for the pinball class, starting line 3<text:span text:style-name="T5">8</text:span>. <text:span text:style-name="T1">After testing, I could not determine where this bug occurs.</text:span></text:p>
      <text:p text:style-name="P3">If lines 4<text:span text:style-name="T6">7</text:span> and <text:span text:style-name="T6">62</text:span> are uncommented (and the time in line <text:span text:style-name="T7">65</text:span> is set to a larger value so that it prints into the terminal less frequently), everything appears correct, so I believe <text:span text:style-name="T2">that I may be finding the position of the pinball and each collision point of the platforms incorrectly.</text:span></text:p>
      <text:p text:style-name="P4">Collision with the corners are handled poorly because I did not actually implement a way to collide with corners, so it is treated as if it is colliding with a flat surfa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7:54:54.785000000</meta:creation-date>
    <dc:date>2023-03-23T18:23:16.383000000</dc:date>
    <meta:editing-duration>PT28M18S</meta:editing-duration>
    <meta:editing-cycles>10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7" meta:word-count="194" meta:character-count="1123" meta:non-whitespace-character-count="936"/>
  </office:meta>
</office:document-meta>
</file>